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1" svg:font-family="Ubuntu" style:font-pitch="variable"/>
    <style:font-face style:name="Ubuntu Thin" svg:font-family="'Ubuntu Thin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1" fo:font-size="12pt" officeooo:rsid="001d2b44" officeooo:paragraph-rsid="001d2b44" style:font-size-asian="12pt" style:font-size-complex="12pt"/>
    </style:style>
    <style:style style:name="P2" style:family="paragraph" style:parent-style-name="Standard">
      <style:text-properties style:font-name="Ubuntu Thin"/>
    </style:style>
    <style:style style:name="P3" style:family="paragraph" style:parent-style-name="Standard">
      <style:text-properties officeooo:rsid="001d2b44" officeooo:paragraph-rsid="001d2b44"/>
    </style:style>
    <style:style style:name="P4" style:family="paragraph" style:parent-style-name="Text_20_body">
      <style:text-properties officeooo:rsid="001d8112" officeooo:paragraph-rsid="001d8112"/>
    </style:style>
    <style:style style:name="P5" style:family="paragraph" style:parent-style-name="Text_20_body">
      <style:text-properties style:font-name="Ubuntu1" officeooo:rsid="001d2b44" officeooo:paragraph-rsid="001d2b44"/>
    </style:style>
    <style:style style:name="P6" style:family="paragraph" style:parent-style-name="Text_20_body">
      <style:text-properties style:font-name="Ubuntu1" officeooo:rsid="001d8112" officeooo:paragraph-rsid="001d8112"/>
    </style:style>
    <style:style style:name="P7" style:family="paragraph" style:parent-style-name="Text_20_body">
      <style:text-properties style:font-name="Ubuntu1" officeooo:rsid="001e781e" officeooo:paragraph-rsid="001e781e"/>
    </style:style>
    <style:style style:name="P8" style:family="paragraph" style:parent-style-name="Text_20_body">
      <style:text-properties style:font-name="Ubuntu1" officeooo:rsid="001f7792" officeooo:paragraph-rsid="001f7792"/>
    </style:style>
    <style:style style:name="P9" style:family="paragraph" style:parent-style-name="Text_20_body">
      <style:text-properties style:font-name="Ubuntu1" fo:font-size="12pt" style:font-size-asian="12pt" style:font-size-complex="12pt"/>
    </style:style>
    <style:style style:name="P10" style:family="paragraph" style:parent-style-name="Text_20_body">
      <style:text-properties style:font-name="Ubuntu1" fo:font-size="12pt" officeooo:rsid="001d2b45" officeooo:paragraph-rsid="001d2b45" style:font-size-asian="12pt" style:font-size-complex="12pt"/>
    </style:style>
    <style:style style:name="P11" style:family="paragraph" style:parent-style-name="Text_20_body">
      <style:text-properties style:font-name="Ubuntu1" officeooo:rsid="00201044" officeooo:paragraph-rsid="00201044"/>
    </style:style>
    <style:style style:name="P12" style:family="paragraph" style:parent-style-name="Text_20_body">
      <style:text-properties style:font-name="Ubuntu1" officeooo:rsid="0021d9ab" officeooo:paragraph-rsid="0021d9ab"/>
    </style:style>
    <style:style style:name="P13" style:family="paragraph" style:parent-style-name="Text_20_body">
      <style:text-properties style:font-name="Ubuntu1" officeooo:paragraph-rsid="0021d9ab"/>
    </style:style>
    <style:style style:name="P14" style:family="paragraph" style:parent-style-name="Text_20_body">
      <style:text-properties style:font-name="Ubuntu1" officeooo:rsid="00235030" officeooo:paragraph-rsid="00235030"/>
    </style:style>
    <style:style style:name="P15" style:family="paragraph" style:parent-style-name="Text_20_body">
      <style:text-properties style:font-name="Ubuntu1" officeooo:rsid="002a8141" officeooo:paragraph-rsid="002a8141"/>
    </style:style>
    <style:style style:name="P16" style:family="paragraph" style:parent-style-name="Text_20_body">
      <style:text-properties style:font-name="Ubuntu1" officeooo:rsid="002cd3d9" officeooo:paragraph-rsid="002cd3d9"/>
    </style:style>
    <style:style style:name="P17" style:family="paragraph" style:parent-style-name="Text_20_body">
      <style:text-properties style:font-name="Ubuntu Mono" fo:font-size="12pt" style:font-size-asian="12pt" style:font-size-complex="12pt"/>
    </style:style>
    <style:style style:name="P18" style:family="paragraph" style:parent-style-name="Text_20_body">
      <style:text-properties style:font-name="Ubuntu Mono" officeooo:rsid="0021d9ab" officeooo:paragraph-rsid="0021d9ab"/>
    </style:style>
    <style:style style:name="P19" style:family="paragraph" style:parent-style-name="Text_20_body">
      <style:text-properties style:font-name="Ubuntu Mono" officeooo:rsid="00235030" officeooo:paragraph-rsid="00235030"/>
    </style:style>
    <style:style style:name="P20" style:family="paragraph" style:parent-style-name="Text_20_body">
      <style:text-properties style:font-name="Ubuntu Thin"/>
    </style:style>
    <style:style style:name="P21" style:family="paragraph" style:parent-style-name="Text_20_body">
      <style:text-properties style:font-name="Ubuntu Thin" officeooo:rsid="001d2b44" officeooo:paragraph-rsid="001d2b44"/>
    </style:style>
    <style:style style:name="P22" style:family="paragraph" style:parent-style-name="Text_20_body">
      <style:text-properties style:font-name="Ubuntu Thin" officeooo:rsid="001d2b44" officeooo:paragraph-rsid="001d8112"/>
    </style:style>
    <style:style style:name="P23" style:family="paragraph" style:parent-style-name="Text_20_body">
      <style:text-properties style:font-name="Ubuntu Thin" officeooo:rsid="001d2b44" officeooo:paragraph-rsid="001e781e"/>
    </style:style>
    <style:style style:name="P24" style:family="paragraph" style:parent-style-name="Text_20_body">
      <style:text-properties style:font-name="Ubuntu Thin" fo:font-size="12pt" style:font-size-asian="12pt" style:font-size-complex="12pt"/>
    </style:style>
    <style:style style:name="P25" style:family="paragraph" style:parent-style-name="Text_20_body">
      <style:text-properties style:font-name="Ubuntu Thin" fo:font-size="12pt" officeooo:rsid="001d2b45" officeooo:paragraph-rsid="001d2b45" style:font-size-asian="12pt" style:font-size-complex="12pt"/>
    </style:style>
    <style:style style:name="P26" style:family="paragraph" style:parent-style-name="Text_20_body">
      <style:text-properties style:font-name="Ubuntu Thin" officeooo:rsid="00201044" officeooo:paragraph-rsid="00201044"/>
    </style:style>
    <style:style style:name="P27" style:family="paragraph" style:parent-style-name="Text_20_body">
      <style:text-properties style:font-name="Ubuntu Thin" officeooo:rsid="0021d9ab" officeooo:paragraph-rsid="0021d9ab"/>
    </style:style>
    <style:style style:name="P28" style:family="paragraph" style:parent-style-name="Text_20_body">
      <style:text-properties style:font-name="Ubuntu Thin" officeooo:rsid="002a8141" officeooo:paragraph-rsid="002a8141"/>
    </style:style>
    <style:style style:name="P29" style:family="paragraph" style:parent-style-name="Text_20_body">
      <style:text-properties style:font-name="Ubuntu Thin" officeooo:rsid="002cd3d9" officeooo:paragraph-rsid="002cd3d9"/>
    </style:style>
    <style:style style:name="P30" style:family="paragraph" style:parent-style-name="Text_20_body">
      <style:text-properties officeooo:paragraph-rsid="001f7792"/>
    </style:style>
    <style:style style:name="P31" style:family="paragraph" style:parent-style-name="Text_20_body">
      <style:text-properties officeooo:rsid="00201044" officeooo:paragraph-rsid="00201044"/>
    </style:style>
    <style:style style:name="P32" style:family="paragraph" style:parent-style-name="Text_20_body">
      <style:text-properties officeooo:rsid="002cd3d9" officeooo:paragraph-rsid="002cd3d9"/>
    </style:style>
    <style:style style:name="P3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5" style:family="paragraph" style:parent-style-name="Heading_20_1">
      <style:text-properties officeooo:rsid="002cd3d9" officeooo:paragraph-rsid="002cd3d9"/>
    </style:style>
    <style:style style:name="P36" style:family="paragraph" style:parent-style-name="Heading_20_1">
      <style:text-properties officeooo:rsid="001d2b44"/>
    </style:style>
    <style:style style:name="P37" style:family="paragraph" style:parent-style-name="Text_20_body">
      <style:text-properties style:font-name="Ubuntu Thin" officeooo:rsid="001d2b44" officeooo:paragraph-rsid="00308b0c"/>
    </style:style>
    <style:style style:name="T1" style:family="text">
      <style:text-properties officeooo:rsid="001d8112"/>
    </style:style>
    <style:style style:name="T2" style:family="text">
      <style:text-properties style:font-name="Liberation Sans" fo:font-size="18.2000007629395pt" fo:font-weight="bold" officeooo:rsid="001d811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236f8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" style:family="text">
      <style:text-properties officeooo:rsid="001f7792"/>
    </style:style>
    <style:style style:name="T5" style:family="text">
      <style:text-properties style:font-name="Ubuntu Thin"/>
    </style:style>
    <style:style style:name="T6" style:family="text">
      <style:text-properties style:font-name="Ubuntu Thin" officeooo:rsid="001d2b44"/>
    </style:style>
    <style:style style:name="T7" style:family="text">
      <style:text-properties style:font-name="Ubuntu Thin" officeooo:rsid="00201044"/>
    </style:style>
    <style:style style:name="T8" style:family="text">
      <style:text-properties style:font-name="Ubuntu Thin" officeooo:rsid="001f7792"/>
    </style:style>
    <style:style style:name="T9" style:family="text">
      <style:text-properties officeooo:rsid="0021d9ab"/>
    </style:style>
    <style:style style:name="T10" style:family="text">
      <style:text-properties officeooo:rsid="00235030"/>
    </style:style>
    <style:style style:name="T11" style:family="text">
      <style:text-properties officeooo:rsid="00279f81"/>
    </style:style>
    <style:style style:name="T12" style:family="text">
      <style:text-properties style:font-name="Ubuntu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commands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3"><text:a xlink:type="simple" xlink:href="#__RefHeading___Toc349_4189303527" text:style-name="Index_20_Link" text:visited-style-name="Index_20_Link">Basic commands<text:tab/>1</text:a></text:p>
          <text:p text:style-name="P33"><text:a xlink:type="simple" xlink:href="#__RefHeading___Toc193_131357161" text:style-name="Index_20_Link" text:visited-style-name="Index_20_Link">SSH<text:tab/>2</text:a></text:p>
          <text:p text:style-name="P34"><text:a xlink:type="simple" xlink:href="#__RefHeading___Toc203_131357161" text:style-name="Index_20_Link" text:visited-style-name="Index_20_Link">Install SSH Server:<text:tab/>2</text:a></text:p>
          <text:p text:style-name="P34"><text:a xlink:type="simple" xlink:href="#__RefHeading___Toc195_131357161" text:style-name="Index_20_Link" text:visited-style-name="Index_20_Link">Configure SSH with key based authentication<text:tab/>2</text:a></text:p>
          <text:p text:style-name="P34"><text:a xlink:type="simple" xlink:href="#__RefHeading___Toc197_131357161" text:style-name="Index_20_Link" text:visited-style-name="Index_20_Link">Disable SSH password authentication<text:tab/>3</text:a></text:p>
          <text:p text:style-name="P34"><text:a xlink:type="simple" xlink:href="#__RefHeading___Toc201_131357161" text:style-name="Index_20_Link" text:visited-style-name="Index_20_Link">Create SSH config file on Source computer<text:tab/>3</text:a></text:p>
          <text:p text:style-name="P33"><text:a xlink:type="simple" xlink:href="#__RefHeading___Toc199_131357161" text:style-name="Index_20_Link" text:visited-style-name="Index_20_Link">Assign a Static IP<text:tab/>3</text:a></text:p>
          <text:p text:style-name="P33"><text:a xlink:type="simple" xlink:href="#__RefHeading___Toc351_4189303527" text:style-name="Index_20_Link" text:visited-style-name="Index_20_Link">Create separate admin user<text:tab/>4</text:a></text:p>
        </text:index-body>
      </text:table-of-content>
      <text:p text:style-name="P1"/>
      <text:p text:style-name="P1"/>
      <text:p text:style-name="P1">shows apt update source:</text:p>
      <text:p text:style-name="P2">lsb_release <text:s/>-cs</text:p>
      <text:p text:style-name="P3"/>
      <text:h text:style-name="P35" text:outline-level="1"><text:bookmark-start text:name="__RefHeading___Toc349_4189303527"/>Basic commands<text:bookmark-end text:name="__RefHeading___Toc349_4189303527"/></text:h>
      <text:p text:style-name="P29">htop</text:p>
      <text:p text:style-name="P29">df -h</text:p>
      <text:p text:style-name="P32"><text:span text:style-name="T12">Show kernel version:</text:span><text:line-break/><text:span text:style-name="T5">uname -r</text:span></text:p>
      <text:p text:style-name="P32"><text:span text:style-name="T12">Show time:</text:span><text:span text:style-name="T5"><text:line-break/>timedatectl status</text:span></text:p>
      <text:p text:style-name="P29">head -n &lt;n&gt; &lt;file&gt;</text:p>
      <text:p text:style-name="P29">tail -n &lt;n&gt; &lt;file&gt;</text:p>
      <text:p text:style-name="P16">Show logged users:</text:p>
      <text:p text:style-name="P29">w</text:p>
      <text:p text:style-name="P16">Show open ports and services connected to them:</text:p>
      <text:p text:style-name="P29">sudo netstat -tulpn</text:p>
      <text:p text:style-name="P16">zip:</text:p>
      <text:p text:style-name="P29">unzip &lt;file&gt;</text:p>
      <text:p text:style-name="P29">zip &lt;file&gt;</text:p>
      <text:p text:style-name="P16">tar.gz:</text:p>
      <text:p text:style-name="P29">tar <text:s/>xf &lt;file&gt;</text:p>
      <text:p text:style-name="P32"><text:span text:style-name="T5">x – extract<text:line-break/>c – create<text:line-break/>f – file<text:line-break/></text:span><text:soft-page-break/><text:span text:style-name="T5">v – verbose<text:line-break/>z – compress</text:span></text:p>
      <text:h text:style-name="P36" text:outline-level="1"><text:bookmark-start text:name="__RefHeading___Toc193_131357161"/>SSH<text:bookmark-end text:name="__RefHeading___Toc193_131357161"/></text:h>
      <text:h text:style-name="Heading_20_2" text:outline-level="2"><text:bookmark-start text:name="__RefHeading___Toc203_131357161"/>Install SSH Server:<text:bookmark-end text:name="__RefHeading___Toc203_131357161"/></text:h>
      <text:p text:style-name="P20">sudo apt install openssh-server</text:p>
      <text:p text:style-name="P5">Check status of SSH Service:</text:p>
      <text:p text:style-name="P21">sudo systemctl status ssh</text:p>
      <text:p text:style-name="P5">Stop the SSH Service:</text:p>
      <text:p text:style-name="P21">sudo service ssh stop</text:p>
      <text:p text:style-name="P5">Get IP of the computer:</text:p>
      <text:p text:style-name="P21">ip a</text:p>
      <text:p text:style-name="P6">Install SSH Client (Optional):</text:p>
      <text:p text:style-name="P21">sudo apt install openssh-client</text:p>
      <text:p text:style-name="P6">Connect via SSH:</text:p>
      <text:p text:style-name="P4"><text:span text:style-name="T6">ssh </text:span><text:a xlink:type="simple" xlink:href="mailto:UserName@IPAddressOrHostname" text:style-name="Internet_20_link" text:visited-style-name="Visited_20_Internet_20_Link"><text:span text:style-name="T6">UserName@IPAddressOrHostname</text:span></text:a></text:p>
      <text:p text:style-name="P6">Allow Firewall traffic:</text:p>
      <text:p text:style-name="P22">sudo ufw allow ssh</text:p>
      <text:h text:style-name="Heading_20_2" text:outline-level="2"><text:bookmark-start text:name="__RefHeading___Toc195_131357161"/><text:span text:style-name="T1">Configure SSH with key </text:span><text:span text:style-name="T2">based authentication</text:span><text:bookmark-end text:name="__RefHeading___Toc195_131357161"/></text:h>
      <text:p text:style-name="P11">Make directory for keys and set permissions.</text:p>
      <text:p text:style-name="P26">mkdir ~/.ssh/id_rsa</text:p>
      <text:p text:style-name="P26">chmod 700 <text:s/>~/.ssh/id_rsa</text:p>
      <text:p text:style-name="P7">Create a key pair.</text:p>
      <text:p text:style-name="P7">-t select algorithm (rsa , dsa , ecdsa , ed25519)</text:p>
      <text:p text:style-name="P7">-b key size (rsa recommended is 4096) (ecdsa recommended is 521, but can be set 384 and 256)</text:p>
      <text:p text:style-name="P37">ssh-keygen -t ed25519</text:p>
      <text:p text:style-name="P23">ssh-keygen -t rsa -b <text:s/>4096</text:p>
      <text:p text:style-name="P23">ssh-keygen -t ecdsa -b 521</text:p>
      <text:p text:style-name="P7">-f to specify file name</text:p>
      <text:p text:style-name="P7"/>
      <text:p text:style-name="P8">Copy ssh key to destination server.</text:p>
      <text:p text:style-name="P30"><text:soft-page-break/><text:span text:style-name="T7">s</text:span><text:span text:style-name="T6">sh-copy-id -</text:span><text:span text:style-name="T8">i ~/.ssh/</text:span><text:span text:style-name="T7">privcateKey</text:span><text:span text:style-name="T8"> </text:span><text:a xlink:type="simple" xlink:href="mailto:user@host" text:style-name="Internet_20_link" text:visited-style-name="Visited_20_Internet_20_Link"><text:span text:style-name="T8">user@host</text:span></text:a></text:p>
      <text:p text:style-name="P11"><text:span text:style-name="T4">T</text:span>est connection:</text:p>
      <text:p text:style-name="P31"><text:span text:style-name="T5">ssh </text:span><text:a xlink:type="simple" xlink:href="mailto:user@host" text:style-name="Internet_20_link" text:visited-style-name="Visited_20_Internet_20_Link"><text:span text:style-name="T5">user@host</text:span></text:a></text:p>
      <text:h text:style-name="Heading_20_2" text:outline-level="2"><text:bookmark-start text:name="__RefHeading___Toc197_131357161"/>Disable SSH password authentication<text:bookmark-end text:name="__RefHeading___Toc197_131357161"/></text:h>
      <text:p text:style-name="P13"><text:span text:style-name="T9">Open </text:span>/etc/ssh/sshd_config</text:p>
      <text:p text:style-name="P12">and set this line from :</text:p>
      <text:p text:style-name="P18">PasswordAuthentication yes</text:p>
      <text:p text:style-name="P18">PasswordAuthentication no</text:p>
      <text:p text:style-name="P12">Restart <text:s/>service.</text:p>
      <text:p text:style-name="P27">sudo service ssh restart</text:p>
      <text:h text:style-name="Heading_20_2" text:outline-level="2"><text:bookmark-start text:name="__RefHeading___Toc201_131357161"/>Create <text:span text:style-name="T3">SSH</text:span><text:span text:style-name="T10"> config file </text:span><text:span text:style-name="T11">on Source computer</text:span><text:bookmark-end text:name="__RefHeading___Toc201_131357161"/></text:h>
      <text:p text:style-name="P14">Create ssh config file ~/.ssh/config</text:p>
      <text:p text:style-name="P14">Add the following text as example:</text:p>
      <text:p text:style-name="P19">Host WordPress_Test_Env</text:p>
      <text:p text:style-name="P19"><text:tab/>Hostname 192.168.50.20</text:p>
      <text:p text:style-name="P19"><text:tab/>Port 22</text:p>
      <text:p text:style-name="P19"><text:tab/>User wpress</text:p>
      <text:p text:style-name="P19"><text:tab/><text:tab/>IdentityFile ~/.ssh/WordPress_Test_Env.pub</text:p>
      <text:p text:style-name="P19"><text:tab/><text:tab/>IdentitiesOnly <text:s/>yes</text:p>
      <text:h text:style-name="Heading_20_1" text:outline-level="1"><text:bookmark-start text:name="__RefHeading___Toc199_131357161"/>Assign a Static IP<text:bookmark-end text:name="__RefHeading___Toc199_131357161"/></text:h>
      <text:p text:style-name="P5">List network interfaces:</text:p>
      <text:p text:style-name="P21">Ip link show</text:p>
      <text:p text:style-name="P5">Edit configuration file:</text:p>
      <text:p text:style-name="P21">sudo nano /etc/network/interfaces</text:p>
      <text:p text:style-name="P24"/>
      <text:p text:style-name="P17">auto ens18</text:p>
      <text:p text:style-name="P17">iface ens18 inet static</text:p>
      <text:p text:style-name="P17"><text:s text:c="2"/>address 192.168.0.2</text:p>
      <text:p text:style-name="P17"><text:s text:c="2"/>netmask 255.255.255.0</text:p>
      <text:p text:style-name="P17"><text:s text:c="2"/>gateway 192.168.0.1</text:p>
      <text:p text:style-name="P17"><text:s text:c="2"/>dns-nameservers 89.207.128.252 89.207.130.252</text:p>
      <text:p text:style-name="P9"><text:soft-page-break/></text:p>
      <text:p text:style-name="P10">Restart networking</text:p>
      <text:p text:style-name="P25">sudo systemctl restart networking</text:p>
      <text:p text:style-name="P25"/>
      <text:h text:style-name="Heading_20_1" text:outline-level="1"><text:bookmark-start text:name="__RefHeading___Toc351_4189303527"/>Create separate admin user<text:bookmark-end text:name="__RefHeading___Toc351_4189303527"/></text:h>
      <text:p text:style-name="P28">adduser useradm</text:p>
      <text:p text:style-name="P15">Add the user to sudo group</text:p>
      <text:p text:style-name="P28">usermod -aG sudo useradm</text:p>
      <text:p text:style-name="P15">If sudo is missing install it with:</text:p>
      <text:p text:style-name="P28">apt update</text:p>
      <text:p text:style-name="P28">apt install sudo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1" svg:font-family="Ubuntu" style:font-pitch="variable"/>
    <style:font-face style:name="Ubuntu Thin" svg:font-family="'Ubuntu Thin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7:47:05.482838935</meta:creation-date>
    <dc:date>2022-03-19T19:08:21.277810638</dc:date>
    <meta:editing-duration>PT1H45M22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4" meta:paragraph-count="95" meta:word-count="357" meta:character-count="2285" meta:non-whitespace-character-count="1997"/>
  </office:meta>
</office:document-meta>
</file>